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#6</text:p>
          </table:table-cell>
          <table:table-cell office:value-type="string" calcext:value-type="string">
            <text:p>Homework #7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4.25/7" office:value-type="float" office:value="0.607142857142857" calcext:value-type="float">
            <text:p>0.6071428571</text:p>
          </table:table-cell>
          <table:table-cell table:formula="of:=5.5/7" office:value-type="float" office:value="0.785714285714286" calcext:value-type="float">
            <text:p>0.7857142857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6/7" office:value-type="float" office:value="0.857142857142857" calcext:value-type="float">
            <text:p>0.857142857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2.5/7" office:value-type="float" office:value="0.357142857142857" calcext:value-type="float">
            <text:p>0.3571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5.75/7" office:value-type="float" office:value="0.821428571428571" calcext:value-type="float">
            <text:p>0.8214285714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Martin +1.25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4.5/7" office:value-type="float" office:value="0.642857142857143" calcext:value-type="float">
            <text:p>0.6428571429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0">00/00/0000</text:date>, <text:time style:data-style-name="N2" text:time-value="14:43:53.38989678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10T14:48:15.212466481</dc:date>
    <meta:editing-duration>PT5H26M58S</meta:editing-duration>
    <meta:editing-cycles>56</meta:editing-cycles>
    <meta:document-statistic meta:table-count="1" meta:cell-count="499" meta:object-count="0"/>
  </office:meta>
</office:document-meta>
</file>